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df9" officeooo:paragraph-rsid="00193df9"/>
    </style:style>
    <style:style style:name="P2" style:family="paragraph" style:parent-style-name="Standard">
      <style:paragraph-properties fo:text-align="center" style:justify-single-word="false"/>
      <style:text-properties officeooo:rsid="00193df9" officeooo:paragraph-rsid="00193df9"/>
    </style:style>
    <style:style style:name="P3" style:family="paragraph" style:parent-style-name="Standard">
      <style:paragraph-properties fo:text-align="start" style:justify-single-word="false"/>
      <style:text-properties officeooo:rsid="00193df9" officeooo:paragraph-rsid="00193df9"/>
    </style:style>
    <style:style style:name="P4" style:family="paragraph" style:parent-style-name="Standard">
      <style:paragraph-properties fo:text-align="start" style:justify-single-word="false"/>
      <style:text-properties officeooo:rsid="00198b9e" officeooo:paragraph-rsid="00198b9e"/>
    </style:style>
    <style:style style:name="P5" style:family="paragraph" style:parent-style-name="Standard">
      <style:paragraph-properties fo:text-align="start" style:justify-single-word="false"/>
      <style:text-properties officeooo:rsid="00198b9e" officeooo:paragraph-rsid="001a5413"/>
    </style:style>
    <style:style style:name="P6" style:family="paragraph" style:parent-style-name="Standard">
      <style:paragraph-properties fo:text-align="start" style:justify-single-word="false"/>
      <style:text-properties officeooo:rsid="001a5413" officeooo:paragraph-rsid="001a5413"/>
    </style:style>
    <style:style style:name="T1" style:family="text">
      <style:text-properties officeooo:rsid="001a54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: Resaux avancee</text:p>
      <text:p text:style-name="P1"/>
      <text:p text:style-name="P2"><text:s/>compt rendu sur le Tp adressage ipv6</text:p>
      <text:p text:style-name="P3"/>
      <text:p text:style-name="P3"/>
      <text:p text:style-name="P4">part1:</text:p>
      <text:p text:style-name="P5"><text:span text:style-name="T1">2.configuration les posts avec les adresses iv6</text:span></text:p>
      <text:p text:style-name="P5"><text:span text:style-name="T1">3. configuration les interfaces des routeurs et activations</text:span> <text:span text:style-name="T1">de protocle ipv6</text:span></text:p>
      <text:p text:style-name="P6">4.verfication de connectivite par bing</text:p>
      <text:p text:style-name="P5"><text:span text:style-name="T1">5.</text:span>pas conx car : pas de routage entre a et b dans les routeurs R2 et R1 respectivement, c-a-d le resau a <text:s/></text:p>
      <text:p text:style-name="P5">n’a pas dans le table routage R2 , et meme pour b dans R1</text:p>
      <text:p text:style-name="P4"/>
      <text:p text:style-name="P4"><text:span text:style-name="T1">6.</text:span>Solution: on fait le routage statique entre R1 et R2.</text:p>
      <text:p text:style-name="P6">7.verification de connectivite par ping</text:p>
      <text:p text:style-name="P4">8.ya de connectivete entre a et b car ces resaux sant ajoute dans les table de routage dans R2 et R1 respectivement.</text:p>
      <text:p text:style-name="P4"/>
      <text:p text:style-name="P4">Part2:</text:p>
      <text:p text:style-name="P6">1.configuration des interfaces et activation le protocole ipv6</text:p>
      <text:p text:style-name="P6">2.auto-configuration des adresses dans les posts</text:p>
      <text:p text:style-name="P4">3. le types des adresses est link locale, construire appartir de mac adresse <text:span text:style-name="T1">par l’ajout de ‘fffe’ et associer le prefix fe80</text:span></text:p>
      <text:p text:style-name="P4">4. il ya connectivite au sein des resau a,b et c</text:p>
      <text:p text:style-name="P4">5.<text:span text:style-name="T1">configuration de routage dynamique par le protocole RIP ng qui est specifier aux adresses ipv6</text:span></text:p>
      <text:p text:style-name="P6">6.vrefication de table de routage dans R1 et R2 , on remarquons que R1 et R2 sont ajoutent les resaux b ,a dans ces tables de routage</text:p>
      <text:p text:style-name="P6">7.ya la connectivite entre a,b</text:p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22:07:03.118421764</meta:creation-date>
    <dc:date>2020-01-08T22:38:21.484235782</dc:date>
    <meta:editing-duration>PT10M8S</meta:editing-duration>
    <meta:editing-cycles>1</meta:editing-cycles>
    <meta:document-statistic meta:table-count="0" meta:image-count="0" meta:object-count="0" meta:page-count="1" meta:paragraph-count="19" meta:word-count="203" meta:character-count="1148" meta:non-whitespace-character-count="961"/>
    <meta:generator>LibreOffice/6.0.6.1$Linux_X86_64 LibreOffice_project/00$Build-1</meta:generator>
  </office:meta>
</office:document-meta>
</file>